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33cm" svg:height="8.512cm" svg:x="0.1cm" svg:y="0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06-10T14:32:08.457824282</dc:date>
    <meta:editing-duration>PT4M39S</meta:editing-duration>
    <meta:editing-cycles>23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34cm" svg:height="8.513cm" xlink:href="." xlink:type="simple" chart:class="chart:scatter" chart:style-name="ch1">
        <chart:plot-area chart:style-name="ch2" chart:data-source-has-labels="both" svg:x="0.302cm" svg:y="0.17cm" svg:width="14.53cm" svg:height="8.173cm">
          <chartooo:coordinate-region svg:x="0.844cm" svg:y="0.369cm" svg:width="13.894cm" svg:height="7.775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84775906502257">
                <text:p>1.847759065022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82280655327089">
                <text:p>1.82280655327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79605515152123">
                <text:p>1.79605515152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76753126017739">
                <text:p>1.767531260177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73726302887638">
                <text:p>1.737263028876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70528032870818">
                <text:p>1.70528032870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67161472273654">
                <text:p>1.671614722736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63629943485005">
                <text:p>1.63629943485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59936931697418">
                <text:p>1.59936931697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56086081467666">
                <text:p>1.56086081467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52081193120006">
                <text:p>1.52081193120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47926218995722">
                <text:p>1.479262189957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43625259552638">
                <text:p>1.436252595526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39182559318463">
                <text:p>1.39182559318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34602502701955">
                <text:p>1.346025027019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29889609666037">
                <text:p>1.298896096660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25048531267141">
                <text:p>1.25048531267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20084045065177">
                <text:p>1.200840450651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15001050408656">
                <text:p>1.150010504086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09804563599626">
                <text:p>1.09804563599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0449971294319">
                <text:p>1.04499712943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990917336864815">
                <text:p>0.9909173368648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935859628521147">
                <text:p>0.935859628521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879878339711831">
                <text:p>0.8798783397118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823028717210218">
                <text:p>0.8230287172102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76536686473018">
                <text:p>0.765366864730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706949687558514">
                <text:p>0.7069496875585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647834836396299">
                <text:p>0.6478348363962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588080650464608">
                <text:p>0.5880806504646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527746099930746">
                <text:p>0.5277460999307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466890727711811">
                <text:p>0.4668907277118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405574590713025">
                <text:p>0.4055745907130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343858200558819">
                <text:p>0.3438582005588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281802463875165">
                <text:p>0.2818024638751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21946862218209">
                <text:p>0.219468622182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15691819145569">
                <text:p>0.156918191455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0942129014192854">
                <text:p>0.09421290141928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0314146346236413">
                <text:p>0.03141463462364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0314146346236411">
                <text:p>-0.03141463462364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0942129014192851">
                <text:p>-0.09421290141928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15691819145569">
                <text:p>-0.156918191455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21946862218209">
                <text:p>-0.219468622182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281802463875165">
                <text:p>-0.2818024638751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343858200558819">
                <text:p>-0.3438582005588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405574590713025">
                <text:p>-0.4055745907130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466890727711811">
                <text:p>-0.4668907277118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527746099930746">
                <text:p>-0.5277460999307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588080650464608">
                <text:p>-0.5880806504646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647834836396299">
                <text:p>-0.6478348363962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706949687558514">
                <text:p>-0.7069496875585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0.765366864730179">
                <text:p>-0.7653668647301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823028717210218">
                <text:p>-0.8230287172102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87987833971183">
                <text:p>-0.879878339711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935859628521146">
                <text:p>-0.9358596285211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990917336864815">
                <text:p>-0.9909173368648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0449971294319">
                <text:p>-1.04499712943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09804563599626">
                <text:p>-1.098045635996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15001050408656">
                <text:p>-1.150010504086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20084045065177">
                <text:p>-1.200840450651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25048531267141">
                <text:p>-1.25048531267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29889609666037">
                <text:p>-1.298896096660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34602502701955">
                <text:p>-1.346025027019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39182559318463">
                <text:p>-1.391825593184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43625259552638">
                <text:p>-1.436252595526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47926218995722">
                <text:p>-1.479262189957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52081193120006">
                <text:p>-1.520811931200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56086081467666">
                <text:p>-1.560860814676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59936931697418">
                <text:p>-1.599369316974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63629943485005">
                <text:p>-1.636299434850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67161472273654">
                <text:p>-1.671614722736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70528032870818">
                <text:p>-1.705280328708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73726302887638">
                <text:p>-1.737263028876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76753126017739">
                <text:p>-1.767531260177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79605515152123">
                <text:p>-1.796055151521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82280655327089">
                <text:p>-1.822806553270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.84775906502257">
                <text:p>-1.847759065022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87088806165973">
                <text:p>-1.870888061659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89217071765509">
                <text:p>-1.892170717655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91158602959666">
                <text:p>-1.911586029596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9291148369156">
                <text:p>-1.92911483691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94473984079535">
                <text:p>-1.944739840795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95844562124353">
                <text:p>-1.958445621243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97021865230955">
                <text:p>-1.970218652309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98004731543312">
                <text:p>-1.980047315433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98792191091036">
                <text:p>-1.987921910910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99383466746626">
                <text:p>-1.993834667466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99777974992394">
                <text:p>-1.997779749923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99975326496332">
                <text:p>-1.999753264963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99975326496332">
                <text:p>-1.999753264963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99777974992394">
                <text:p>-1.997779749923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99383466746626">
                <text:p>-1.993834667466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98792191091036">
                <text:p>-1.987921910910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98004731543312">
                <text:p>-1.980047315433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97021865230955">
                <text:p>-1.970218652309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95844562124353">
                <text:p>-1.958445621243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94473984079535">
                <text:p>-1.944739840795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9291148369156">
                <text:p>-1.92911483691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91158602959666">
                <text:p>-1.911586029596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89217071765509">
                <text:p>-1.892170717655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87088806165973">
                <text:p>-1.870888061659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.84775906502257">
                <text:p>-1.847759065022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1.82280655327089">
                <text:p>-1.822806553270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1.79605515152123">
                <text:p>-1.796055151521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.76753126017739">
                <text:p>-1.767531260177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.73726302887638">
                <text:p>-1.737263028876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1.70528032870818">
                <text:p>-1.705280328708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1.67161472273654">
                <text:p>-1.671614722736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1.63629943485005">
                <text:p>-1.636299434850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.59936931697418">
                <text:p>-1.599369316974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.56086081467666">
                <text:p>-1.560860814676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1.52081193120006">
                <text:p>-1.520811931200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1.47926218995722">
                <text:p>-1.479262189957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1.43625259552638">
                <text:p>-1.436252595526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1.39182559318463">
                <text:p>-1.391825593184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.34602502701955">
                <text:p>-1.346025027019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.29889609666037">
                <text:p>-1.298896096660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.25048531267141">
                <text:p>-1.250485312671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1.20084045065177">
                <text:p>-1.200840450651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1.15001050408656">
                <text:p>-1.150010504086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1.09804563599626">
                <text:p>-1.098045635996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1.0449971294319">
                <text:p>-1.04499712943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990917336864815">
                <text:p>-0.9909173368648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935859628521147">
                <text:p>-0.9358596285211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879878339711831">
                <text:p>-0.8798783397118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823028717210218">
                <text:p>-0.8230287172102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0.765366864730181">
                <text:p>-0.7653668647301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706949687558516">
                <text:p>-0.7069496875585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647834836396299">
                <text:p>-0.6478348363962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588080650464607">
                <text:p>-0.5880806504646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527746099930745">
                <text:p>-0.5277460999307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46689072771181">
                <text:p>-0.466890727711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405574590713025">
                <text:p>-0.4055745907130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343858200558819">
                <text:p>-0.3438582005588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281802463875166">
                <text:p>-0.2818024638751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219468622182091">
                <text:p>-0.2194686221820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156918191455691">
                <text:p>-0.1569181914556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0942129014192869">
                <text:p>-0.09421290141928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0314146346236398">
                <text:p>-0.0314146346236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031414634623639">
                <text:p>0.0314146346236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0942129014192862">
                <text:p>0.09421290141928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15691819145569">
                <text:p>0.156918191455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219468622182091">
                <text:p>0.2194686221820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281802463875165">
                <text:p>0.2818024638751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343858200558819">
                <text:p>0.3438582005588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405574590713024">
                <text:p>0.4055745907130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46689072771181">
                <text:p>0.466890727711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527746099930744">
                <text:p>0.5277460999307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588080650464606">
                <text:p>0.5880806504646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6478348363963">
                <text:p>0.64783483639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706949687558515">
                <text:p>0.7069496875585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.76536686473018">
                <text:p>0.76536686473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